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d37c" officeooo:paragraph-rsid="000ad37c"/>
    </style:style>
    <style:style style:name="P2" style:family="paragraph" style:parent-style-name="Standard">
      <style:text-properties officeooo:rsid="000e058d" officeooo:paragraph-rsid="000e058d"/>
    </style:style>
    <style:style style:name="P3" style:family="paragraph" style:parent-style-name="Standard">
      <style:text-properties fo:font-weight="bold" officeooo:rsid="000e058d" officeooo:paragraph-rsid="000e058d" style:font-weight-asian="bold" style:font-weight-complex="bold"/>
    </style:style>
    <style:style style:name="P4" style:family="paragraph" style:parent-style-name="Standard">
      <style:paragraph-properties fo:text-align="justify" style:justify-single-word="false"/>
      <style:text-properties fo:font-weight="normal" officeooo:rsid="000e058d" officeooo:paragraph-rsid="000e058d" style:font-weight-asian="normal" style:font-weight-complex="normal"/>
    </style:style>
    <style:style style:name="P5" style:family="paragraph" style:parent-style-name="Standard">
      <style:paragraph-properties fo:text-align="justify" style:justify-single-word="false"/>
      <style:text-properties fo:font-weight="normal" officeooo:rsid="0012972d" officeooo:paragraph-rsid="0012972d" style:font-weight-asian="normal" style:font-weight-complex="normal"/>
    </style:style>
    <style:style style:name="P6" style:family="paragraph" style:parent-style-name="Standard">
      <style:paragraph-properties fo:text-align="justify" style:justify-single-word="false"/>
      <style:text-properties fo:font-weight="normal" officeooo:rsid="00133a90" officeooo:paragraph-rsid="00133a90" style:font-weight-asian="normal" style:font-weight-complex="normal"/>
    </style:style>
    <style:style style:name="P7" style:family="paragraph" style:parent-style-name="Standard">
      <style:paragraph-properties fo:text-align="justify" style:justify-single-word="false"/>
      <style:text-properties fo:font-weight="normal" officeooo:rsid="00139fe9" officeooo:paragraph-rsid="00139fe9" style:font-weight-asian="normal" style:font-weight-complex="normal"/>
    </style:style>
    <style:style style:name="P8" style:family="paragraph" style:parent-style-name="Standard">
      <style:paragraph-properties fo:text-align="justify" style:justify-single-word="false"/>
      <style:text-properties fo:font-weight="normal" officeooo:rsid="0013b19a" officeooo:paragraph-rsid="0013b19a" style:font-weight-asian="normal" style:font-weight-complex="normal"/>
    </style:style>
    <style:style style:name="P9" style:family="paragraph" style:parent-style-name="Standard">
      <style:paragraph-properties fo:text-align="justify" style:justify-single-word="false"/>
      <style:text-properties fo:font-weight="normal" officeooo:rsid="00154205" officeooo:paragraph-rsid="00154205" style:font-weight-asian="normal" style:font-weight-complex="normal"/>
    </style:style>
    <style:style style:name="P10" style:family="paragraph" style:parent-style-name="Standard">
      <style:paragraph-properties fo:text-align="justify" style:justify-single-word="false"/>
      <style:text-properties fo:font-weight="normal" officeooo:rsid="00155f13" officeooo:paragraph-rsid="00155f13" style:font-weight-asian="normal" style:font-weight-complex="normal"/>
    </style:style>
    <style:style style:name="P11" style:family="paragraph" style:parent-style-name="Standard">
      <style:paragraph-properties fo:text-align="justify" style:justify-single-word="false"/>
      <style:text-properties fo:font-weight="normal" officeooo:rsid="0017011a" officeooo:paragraph-rsid="0017011a" style:font-weight-asian="normal" style:font-weight-complex="normal"/>
    </style:style>
    <style:style style:name="T1" style:family="text">
      <style:text-properties officeooo:rsid="000e1b46"/>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l problema de estimar la similitud de un par de nodos en una red de información atrae un gran interés en numerosos campos, por ejemplo, redes sociales y sistemas de recomendación. En este trabajo revisamos SimRank, una medida de similitud popular y bien estudiada para las redes de información, que cuantifica la similitud de dos nodos en función de la similitud de sus vecinos. La popularidad de SimRank se deriva de su definición simple y declarativa y de su cálculo eficiente y escalable. Sin embargo, a pesar de su amplia adaptación, se ha observado que para muchas aplicaciones SimRank puede generar estimaciones de similitud inexactas, debido al hecho de que se enfoca en la estructura de la red e ignora la semántica transmitida en las etiquetas de nodo / borde. Por lo tanto, la pregunta que hacemos es si SimRank puede enriquecerse con la semántica y preservar sus ventajas.</text:p>
      <text:p text:style-name="Standard"/>
      <text:p text:style-name="Standard">Respondemos la pregunta positivamente y presentamos SemSim, una variante modular de SimRank que permite inyectar en el cálculo cualquier medida semántica similar, que satisfaga tres condiciones naturales. El marco probabilístico que desarrollamos para SemSim está anclado en una modificación cuidadosa del modelo de surfista aleatorio subyacente de SimRank. Emplea muestreo de importancia junto con una novedosa técnica de poda, basada en propiedades únicas de SemSim. Nuestro marco proporciona tiempos de ejecución esencialmente a la par con el SimRank (sin semántica), manteniendo una tasa de error insignificante y facilita la adaptación directa de las optimizaciones existentes de SimRank. Nuestros experimentos demuestran la robustez de SemSim, incluso en comparación con las medidas dedicadas a tareas.</text:p>
      <text:p text:style-name="Standard"/>
      <text:p text:style-name="P1">1.</text:p>
      <text:p text:style-name="Standard">La estimación de la similitud de nodos en las redes de información es la piedra angular de muchas aplicaciones, por ejemplo, la recuperación de usuarios similares en las redes sociales, y un componente fundamental en numerosos algoritmos de análisis de redes, como la predicción de enlaces y la agrupación.</text:p>
      <text:p text:style-name="Standard"/>
      <text:p text:style-name="Standard">¿Se puede enriquecer SimRank con semántica mientras se preserva su definición intuitiva, declarativa y computación eficiente?</text:p>
      <text:p text:style-name="Standard"/>
      <text:p text:style-name="Standard">Respondemos positivamente a la pregunta y presentamos SemSim, una variante refinada de SimRank, que pondera la similitud estructural de los nodos con su similitud semántica y los pesos de los bordes, dando una medida efectiva e integral. El marco probabilístico de SemSim, anclado en una modificación cuidadosa del modelo de surfista aleatorio subyacente de SimRank, junto con optimizaciones dedicadas, permite tiempos de ejecución esencialmente a la par con el SimRank sin semántica, mientras mantiene tasas de error insignificantes similares. La adaptación directa de las optimizaciones existentes de SimRank también está habilitada</text:p>
      <text:p text:style-name="Standard"/>
      <text:p text:style-name="Standard">Se han propuesto varios refinamientos para SimRank en la literatura (ver Trabajo relacionado). Por ejemplo, SimRank ++ [2] es una variante de SimRank que también considera los pesos de borde, pero se ignora la semántica y, lo que es más importante, no se aborda la escalabilidad. Otros trabajos (por ejemplo, [37]) explican parcialmente la semántica al considerar solo meta-rutas significativas (es decir, rutas de patrones de etiquetas específicas) entre objetos. Pero como se puede ver en el ejemplo anterior (y en nuestros experimentos), esto no siempre es suficiente para diferenciar con precisión los objetos. Alternativamente, se han propuesto varias medidas semánticas [23, 32], pero generalmente miden la similitud en función de la información ontológica y el Contenido de información (IC) de los nodos, mientras que el resto de la estructura de la red se ignora. En un intento de explicar completamente la estructura y la semántica, los trabajos recientes abandonan SimRank y se basan en el aprendizaje de representación, utilizando técnicas como la incrustación de nodos [4, 30].</text:p>
      <text:p text:style-name="Standard"><text:soft-page-break/>Si bien este enfoque a menudo supera una combinación ingenua de medidas de similitud estructural y semántica, un inconveniente clave es que los resultados son difíciles de explicar e interpretar, como suele ser el caso con el aprendizaje automático. Curiosamente, mostramos que nuestra variante SimRank no solo conserva su sabor intuitivo y declarativo, sino que también ofrece estimaciones más precisas en comparación con estos trabajos. A continuación, proporcionamos una breve descripción de nuestros resultados.</text:p>
      <text:p text:style-name="Standard"/>
      <text:p text:style-name="Standard">La medida de similitud SemSim. Refinamos SimRank ponderando la similitud de los vecinos de los nodos con su similitud semántica y pesos de borde. Nuestra definición es modular y permite inyectar en el cómputo cualquier medida semántica, siempre que satisfaga tres condiciones intuitivas que normalmente se satisfacen con las medidas existentes. Presentamos la formulación iterativa SemSim, análoga a la formulación iterativa SimRank [13]. Probamos que la solución de SemSim siempre existe (como se mostró para SimRank), y mostramos que su fórmula iterativa converge a su punto de fijación al menos tan rápido como SimRank, y posiblemente más rápido, debido a un factor semántico adicional (Sección 2).</text:p>
      <text:p text:style-name="Standard"/>
      <text:p text:style-name="Standard">Modelo de surfista aleatorio. El modelo de surfista aleatorio subyacente de SimRank sirve como base para muchas de sus optimizaciones. Establecemos un modelo correspondiente para SemSim. Primero, definimos la noción de una Caminata aleatoria con conocimiento semántico (SARW), que refina la definición de caminata aleatoria tradicional, y demostramos que SemSim se puede calcular usando SARW. Esta interpretación considera el gráfico de par de nodos G 2, en el que un nodo representa un par ordenado de nodos del gráfico original G. Curiosamente, demostramos que dado un umbral s.t. solo los puntajes de similitud por encima son interesantes, la semántica puede usarse efectivamente para reducir el tamaño de G 2, con el cálculo de SemSim sobre el gráfico reducido arrojando los mismos resultados que los calculados a través del gráfico completo G 2. Nuestros experimentos demuestran que se logra una reducción significativa de hasta tres órdenes de magnitud en múltiples conjuntos de datos (Sección 3).</text:p>
      <text:p text:style-name="Standard"/>
      <text:p text:style-name="Standard">Puntajes de similitud aproximados. El cálculo exacto aún puede ser costoso para gráficos grandes, a pesar de la aceleración obtenida por la reducción de gráficos. Para SimRank, el tamaño excesivo de G 2 motivó una batería de optimizaciones basadas en un procedimiento de Monte-Carlo (MC) [15, 34, 39]. El marco básico MC de SimRank devuelve una puntuación aproximada de SimRank en el tiempo O (n w · t), donde n w es el número de caminatas muestreadas de cada nodo yt es un límite en su longitud. Para aproximar eficientemente SemSim, desarrollamos un marco de trabajo análogo de MC, lo que permite una aplicación directa de las optimizaciones de SimRank. Primero, mostramos que una solución ingenua de simplemente reemplazar la distribución uniforme subyacente de SimRank con la distribución semántica conduce a un aumento cuadrático del tamaño de la muestra. Para superar esto, empleamos Muestreo de Importancia, y diseñamos un estimador imparcial para SemSim, que evita este aumento y devuelve el puntaje de SemSim estimado en el tiempo promedio de O (nw · t · d 2), donde d es el promedio en grados en el gráfico G. Para reducir aún más el costo de cómputo, diseñamos una técnica de poda dedicada que evita los cálculos de pares de nodos poco prometedores y caminatas irrelevantes (baja probabilidad), a costa de un error aditivo controlado a los puntajes aproximados. Si bien la complejidad del tiempo en el peor de los casos sigue siendo la misma, nuestros experimentos muestran que la poda es extremadamente efectiva en la práctica, produciendo tiempos de ejecución a la par con SimRank (Sección 4).</text:p>
      <text:p text:style-name="P2"/>
      <text:p text:style-name="P2"/>
      <text:p text:style-name="P2"/>
      <text:p text:style-name="P2"/>
      <text:p text:style-name="P3"><text:soft-page-break/>2.<text:span text:style-name="T1">2</text:span></text:p>
      <text:p text:style-name="P3"/>
      <text:p text:style-name="P4">En SimRank, el modelo de gráfico supuesto es un gráfico homogéneo no ponderado, donde todos los bordes y nodos pertenecen a un solo tipo, por lo que ignora la semántica y los pesos de los bordes de las etiquetas. Enriquecemos SimRank ponderando, en cada paso del cálculo, la similitud de los vecinos con los pesos de borde y la similitud semántica de los nodos. Formalmente, dada una medida de similitud semántica sem (·, ·), las partes rojas indican nuestros refinamientos a la fórmula estándar de SimRank: (i) se agrega un factor semántico adicional; (ii) se tienen en cuenta los pesos de los bordes. En consecuencia, el factor de normalización se establece en:</text:p>
      <text:p text:style-name="P4"/>
      <text:p text:style-name="P4">donde sim (·, ·) en la fórmula refinada denota la similitud refinada de los vecinos. Aquí también, si I (u) o I (v) son ∅, entonces el puntaje de similitud se define como cero.</text:p>
      <text:p text:style-name="P4"/>
      <text:p text:style-name="P4">Tenga en cuenta que de acuerdo con nuestra definición de similitud, la similitud semántica de los pares de nodos vecinos también aparece (ya que la definición es recursiva) y, por lo tanto, la similitud de dos nodos u, v es, de hecho, proporcional a la similitud semántica de sus vecinos</text:p>
      <text:p text:style-name="P4"/>
      <text:p text:style-name="P4">Es importante destacar que nuestra definición de SemSim considera todos los pares de vecinos. Una alternativa podría ser tener en cuenta las etiquetas de borde y restringir la atención a los pares de vecinos que están apuntados por bordes que tienen la misma etiqueta. Sin embargo, si bien dicha formulación requiere solo cambios técnicos mínimos y todos nuestros resultados permanecen sin cambios, nuestros experimentos demostraron que es menos precisa, ya que esta definición puede pasar por alto posibles relaciones importantes entre los objetos. Además, ambas definiciones producen esencialmente los mismos tiempos de ejecución y, por lo tanto, omitimos esta restricción.</text:p>
      <text:p text:style-name="P4"/>
      <text:p text:style-name="P4">(1) Simetría. sem (u, v) = sem (v, u).</text:p>
      <text:p text:style-name="P4">(2) Máxima auto similitud. sem (u, u) = 1.</text:p>
      <text:p text:style-name="P4">(3) Rango de valor fijo. sem (u, v) ∈ (0, 1].</text:p>
      <text:p text:style-name="P4"/>
      <text:p text:style-name="P4">A continuación, presentamos brevemente una medida semántica simple y efectiva que hemos utilizado en nuestros experimentos (ver la Sección 6 para una discusión sobre alternativas). Lin [23] es una medida basada en el contenido de información (IC) que se define sobre taxonomías conceptuales. El IC de un nodo v se cuantifica como el negativo de su probabilidad logarítmica: IC (v) = - log (P [v]), donde P [v] denota la frecuencia de v. Ie, cuanto más frecuente es un concepto, cuanto menor sea su valor IC. Intuitivamente, la similitud entre los conceptos mide la proporción de la cantidad de información necesaria para establecer su comunidad con la información necesaria para describirlos. Dados dos nodos u y v en una taxonomía, su puntaje Lin se define como:</text:p>
      <text:p text:style-name="P4"/>
      <text:p text:style-name="P4">donde LCA (u, v) es el ancestro común más bajo de u y v en el taxonomía</text:p>
      <text:p text:style-name="P4"/>
      <text:p text:style-name="P4">Tenga en cuenta que Lin satisface las restricciones, solo si los valores de IC están en (0, 1] (prueba omitida). Para estimar el IC de un concepto, adaptamos la fórmula Seco [33] en nuestra implementación, proporcionando un tiempo lineal simple (en el tamaño de la taxonomía) y lo extendió a nuestra configuración. Esta adaptación garantiza que los valores de IC se encuentren dentro de (0, 1] (consulte [27] para obtener más detalles).</text:p>
      <text:p text:style-name="P4"/>
      <text:p text:style-name="P4">Ejemplo 2.2. Calculamos los valores de IC (representados en la Tabla 1) en la misma ontología de dominio utilizada para el conjunto de datos AMiner (que incluye una taxonomía de términos CS así como una taxonomía geográfica, ver resultados experimentales), y establecemos pesos de borde <text:soft-page-break/>ausentes en 1. Para tanto SimRank como SemSim, establecemos el factor de disminución c en 0.8 y el número de iteraciones k se estableció en 3.</text:p>
      <text:p text:style-name="P4"/>
      <text:p text:style-name="P5">2.3</text:p>
      <text:p text:style-name="P5"/>
      <text:p text:style-name="P6">Primero, tenga en cuenta que el límite superior del factor de desintegración se puede encontrar en el tiempo promedio de O (n 2 · d 2), donde d es el grado en grados promedio en el gráfico, simplemente iterando sobre todos los pares de nodos. En segundo lugar, observamos que la propiedad de unicidad aquí es una versión más débil que la que se probó para SimRank, donde la solución es única por cada 0 ≤ c &lt;1. Sin embargo, nuestros experimentos muestran que para las redes de vida real, el límite superior es alto suficiente para acomodar cómodamente los valores típicos de c elegidos para SimRank (p. ej., 0.6, como se usa en [24, 39]).</text:p>
      <text:p text:style-name="P6"/>
      <text:p text:style-name="P7">3</text:p>
      <text:p text:style-name="P7"/>
      <text:p text:style-name="P8">El algoritmo iterativo proporcionado en la sección anterior<text:span text:style-name="T2"> tiene dos desventajas principales:</text:span> (i) calcula todos los puntajes por pares, incluso si uno está interesado solo en un solo par, y (ii) su complejidad es prohibitiva para gráficos grandes. Para abordar estos problemas, proporcionamos una interpretación alternativa a SemSim, basada en el modelo de surfista aleatorio para SimRank, luego, explicamos cómo SemSim se puede calcular de manera eficiente. En esencia, mostramos que con ajustes cuidadosos, se puede establecer un modelo de surfista aleatorio análogo para SemSim.</text:p>
      <text:p text:style-name="P8">El desafío clave es incorporar la semántica. Mostramos que SemSim mide qué tan pronto se espera que se encuentren dos surfistas aleatorios, si comienzan en dos nodos y caminan aleatoriamente en el gráfico hacia atrás, al tiempo que son conscientes de los pesos de borde y la semántica. Definimos los Paseos Aleatorios Semánticos (SARW), luego demostramos que SemSim se puede calcular con ellos. Curiosamente, veremos que la semántica se puede aprovechar para acelerar el cálculo.</text:p>
      <text:p text:style-name="P8"/>
      <text:p text:style-name="P9">3,1</text:p>
      <text:p text:style-name="P10">Es importante destacar que esta distribución define una probabilidad positiva para todos los caminos en G 2. S<text:span text:style-name="T2">in embargo, como la elección del siguiente paso se basa en la similitud semántica de los pares de nodos, se prefieren los pares de mayor similitud semántica sobre los pares de baja similitud (típicamente, pares cuyos nodos pertenecen a diferentes categorías). </text:span>Es decir, las rutas que comparten la misma etiqueta de borde en cada paso, es probable que obtengan mayores probabilidades. No obstante, incluso las rutas que no comparten las mismas etiquetas se consideran, ya que también pueden proporcionar información relevante 2. Proporcionamos aquí un ejemplo ilustrativo para un cálculo de SARW.</text:p>
      <text:p text:style-name="P10"/>
      <text:p text:style-name="P11">3,2</text:p>
      <text:p text:style-name="P11">Dado un umbral 0 &lt;θ &lt;1, definimos el gráfico G θ 2, que incluye solo pares s.t. sus puntajes semánticos son&gt; θ. Sin embargo, la simple omisión de nodos de G 2 afecta directamente los puntajes de similitud, por lo tanto, puede conducir a puntajes inexactos. Por lo tanto, incorporamos rutas omitidas al refinar los pesos de los bordes y posiblemente agregar nuevos bordes. Intuitivamente, cada ruta omitida se reemplaza por un borde correspondiente, cuyo peso refleja su probabilidad. Si dicho borde ya existe en G 2, el peso del borde omitido se agrega al peso del borde existente. Además, el peso de la ruta omitida se pondera aún más por el factor de descomposición c, para garantizar que las puntuaciones de similitud no se vean afectadas. Por último, para garantizar que la probabilidad de elegir un vecino siga siendo la misma que en el gráfico original G 2, el gráfico G θ 2 incluye un nuevo vértice D, que solo está en los vecinos, y sirve como un "drenaje".</text:p>
      <text:p text:style-name="P11"/>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00:45:06.880734020</meta:creation-date>
    <dc:date>2019-10-28T14:15:36.046758983</dc:date>
    <meta:editing-duration>PT3H52M9S</meta:editing-duration>
    <meta:editing-cycles>22</meta:editing-cycles>
    <meta:generator>LibreOffice/4.2.8.2$Linux_X86_64 LibreOffice_project/420m0$Build-2</meta:generator>
    <meta:document-statistic meta:table-count="0" meta:image-count="0" meta:object-count="0" meta:page-count="5" meta:paragraph-count="32" meta:word-count="2358" meta:character-count="14680" meta:non-whitespace-character-count="12354"/>
  </office:meta>
</office:document-meta>
</file>